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margin-left="0.4923in" fo:text-indent="0.4923in">
        <style:tab-stops/>
      </style:paragraph-properties>
    </style:style>
    <style:style style:name="P5" style:parent-style-name="Standard" style:family="paragraph">
      <style:paragraph-properties fo:margin-left="0.9847in">
        <style:tab-stops/>
      </style:paragraph-properties>
    </style:style>
    <style:style style:name="P6" style:parent-style-name="Standard" style:family="paragraph">
      <style:paragraph-properties fo:text-indent="0.4923in"/>
    </style:style>
    <style:style style:name="P7" style:parent-style-name="Standard" style:family="paragraph">
      <style:paragraph-properties fo:text-indent="0.4923in"/>
    </style:style>
    <style:style style:name="P8" style:parent-style-name="Standard" style:family="paragraph">
      <style:paragraph-properties fo:text-indent="0.4923in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paragraph-properties fo:text-indent="0.4923in"/>
    </style:style>
    <style:style style:name="P14" style:parent-style-name="Standard" style:family="paragraph">
      <style:paragraph-properties fo:text-indent="0.4923in"/>
    </style:style>
    <style:style style:name="P15" style:parent-style-name="Standard" style:family="paragraph">
      <style:paragraph-properties fo:text-indent="0.4923in"/>
    </style:style>
    <style:style style:name="P16" style:parent-style-name="Standard" style:family="paragraph">
      <style:paragraph-properties fo:text-indent="0.4923in"/>
    </style:style>
    <style:style style:name="P17" style:parent-style-name="Standard" style:family="paragraph">
      <style:paragraph-properties fo:text-indent="0.4923in"/>
    </style:style>
    <style:style style:name="P18" style:parent-style-name="Standard" style:family="paragraph">
      <style:paragraph-properties fo:text-indent="0.4923in"/>
    </style:style>
    <style:style style:name="P19" style:parent-style-name="Standard" style:family="paragraph">
      <style:paragraph-properties fo:text-indent="0.4923in"/>
    </style:style>
    <style:style style:name="P20" style:parent-style-name="Standard" style:family="paragraph">
      <style:paragraph-properties fo:margin-left="0.4923in" fo:text-indent="0.4923in">
        <style:tab-stops/>
      </style:paragraph-properties>
    </style:style>
    <style:style style:name="P21" style:parent-style-name="Standard" style:family="paragraph">
      <style:paragraph-properties fo:margin-left="0.9847in">
        <style:tab-stops/>
      </style:paragraph-properties>
    </style:style>
    <style:style style:name="P22" style:parent-style-name="Standard" style:family="paragraph">
      <style:paragraph-properties fo:margin-left="0.9847in">
        <style:tab-stops/>
      </style:paragraph-properties>
    </style:style>
    <style:style style:name="P23" style:parent-style-name="Standard" style:family="paragraph">
      <style:paragraph-properties fo:text-indent="0.4923in"/>
    </style:style>
    <style:style style:name="P24" style:parent-style-name="Standard" style:family="paragraph">
      <style:paragraph-properties fo:margin-left="0.4923in" fo:text-indent="0.4923in">
        <style:tab-stops/>
      </style:paragraph-properties>
    </style:style>
    <style:style style:name="P25" style:parent-style-name="Standard" style:family="paragraph">
      <style:paragraph-properties fo:margin-left="0.9847in">
        <style:tab-stops/>
      </style:paragraph-properties>
    </style:style>
    <style:style style:name="P26" style:parent-style-name="Standard" style:family="paragraph">
      <style:paragraph-properties fo:margin-left="0.4923in" fo:text-indent="0.4923in">
        <style:tab-stops/>
      </style:paragraph-properties>
    </style:style>
    <style:style style:name="P27" style:parent-style-name="Standard" style:family="paragraph">
      <style:paragraph-properties fo:margin-left="0.4923in" fo:text-indent="0.4923in">
        <style:tab-stops/>
      </style:paragraph-properties>
    </style:style>
    <style:style style:name="P28" style:parent-style-name="Standard" style:family="paragraph">
      <style:paragraph-properties fo:text-indent="0.4923in"/>
    </style:style>
    <style:style style:name="P29" style:parent-style-name="Standard" style:family="paragraph">
      <style:paragraph-properties fo:margin-left="0.4923in" fo:text-indent="0.4923in">
        <style:tab-stops/>
      </style:paragraph-properties>
    </style:style>
    <style:style style:name="P30" style:parent-style-name="Standard" style:family="paragraph">
      <style:paragraph-properties fo:margin-left="0.4923in" fo:text-indent="0.4923in">
        <style:tab-stops/>
      </style:paragraph-properties>
    </style:style>
    <style:style style:name="P31" style:parent-style-name="Standard" style:family="paragraph">
      <style:paragraph-properties fo:margin-left="0.4923in" fo:text-indent="0.4923in">
        <style:tab-stops/>
      </style:paragraph-properties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paragraph-properties fo:margin-left="0.4923in">
        <style:tab-stops/>
      </style:paragraph-properties>
    </style:style>
    <style:style style:name="P35" style:parent-style-name="Standard" style:family="paragraph">
      <style:paragraph-properties fo:text-indent="0.4923in"/>
    </style:style>
    <style:style style:name="P36" style:parent-style-name="Standard" style:family="paragraph">
      <style:paragraph-properties fo:text-indent="0.4923in"/>
    </style:style>
    <style:style style:name="P37" style:parent-style-name="Standard" style:family="paragraph">
      <style:paragraph-properties fo:margin-left="0.4923in" fo:text-indent="0.4923in">
        <style:tab-stops/>
      </style:paragraph-properties>
    </style:style>
    <style:style style:name="P38" style:parent-style-name="Standard" style:family="paragraph">
      <style:paragraph-properties fo:margin-left="0.4923in">
        <style:tab-stops/>
      </style:paragraph-properties>
    </style:style>
    <style:style style:name="P39" style:parent-style-name="Standard" style:family="paragraph">
      <style:paragraph-properties fo:margin-left="0.4923in" fo:text-indent="0.4923in">
        <style:tab-stops/>
      </style:paragraph-properties>
    </style:style>
    <style:style style:name="P40" style:parent-style-name="Standard" style:family="paragraph">
      <style:paragraph-properties fo:margin-left="0.4923in" fo:text-indent="0.4923in">
        <style:tab-stops/>
      </style:paragraph-properties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P42" style:parent-style-name="Standard" style:family="paragraph">
      <style:paragraph-properties fo:margin-left="0.4923in" fo:text-indent="0.4923in">
        <style:tab-stops/>
      </style:paragraph-properties>
    </style:style>
    <style:style style:name="P43" style:parent-style-name="Standard" style:family="paragraph">
      <style:paragraph-properties fo:margin-left="0.9847in">
        <style:tab-stops/>
      </style:paragraph-properties>
    </style:style>
    <style:style style:name="P44" style:parent-style-name="Standard" style:family="paragraph">
      <style:paragraph-properties fo:text-indent="0.4923in"/>
    </style:style>
    <style:style style:name="P45" style:parent-style-name="Standard" style:family="paragraph">
      <style:paragraph-properties fo:margin-left="0.4923in" fo:text-indent="0.4923in">
        <style:tab-stops/>
      </style:paragraph-properties>
    </style:style>
    <style:style style:name="P46" style:parent-style-name="Standard" style:family="paragraph">
      <style:paragraph-properties fo:margin-left="0.4923in" fo:text-indent="0.4923in">
        <style:tab-stops/>
      </style:paragraph-properties>
    </style:style>
    <style:style style:name="P47" style:parent-style-name="Standard" style:family="paragraph">
      <style:paragraph-properties fo:margin-left="0.4923in" fo:text-indent="0.4923in">
        <style:tab-stops/>
      </style:paragraph-properties>
    </style:style>
    <style:style style:name="P48" style:parent-style-name="Standard" style:family="paragraph">
      <style:paragraph-properties fo:margin-left="0.4923in">
        <style:tab-stops/>
      </style:paragraph-properties>
    </style:style>
  </office:automatic-styles>
  <office:body>
    <office:text text:use-soft-page-breaks="true">
      <text:p text:style-name="P1">PROGRAM<text:s/>2</text:p>
      <text:p text:style-name="P2">IMPLEMENTATION OF DOUBLY LINKED LIST</text:p>
      <text:p text:style-name="Standard"><text:s text:c="39"/></text:p>
      <text:p text:style-name="Standard"/>
      <text:p text:style-name="P3">ALGORITHM:</text:p>
      <text:p text:style-name="Standard"/>
      <text:p text:style-name="Standard">Step 1: Start</text:p>
      <text:p text:style-name="Standard"/>
      <text:p text:style-name="Standard">Step 2: Declare structure</text:p>
      <text:p text:style-name="Standard"><text:s text:c="12"/>typedef struct node {</text:p>
      <text:p text:style-name="Standard"><text:s/><text:tab/><text:tab/><text:s text:c="3"/>int data;</text:p>
      <text:p text:style-name="P4"><text:s text:c="4"/>struct node *prev;</text:p>
      <text:p text:style-name="P5"><text:s text:c="4"/>struct node *next;</text:p>
      <text:p text:style-name="P6">}listNode;</text:p>
      <text:p text:style-name="Standard"/>
      <text:p text:style-name="Standard">Step 3: listnode<text:s/>*beg<text:s/>= NULL;</text:p>
      <text:p text:style-name="Standard"/>
      <text:p text:style-name="Standard">Step 4:<text:s/>listnode *end = NULL;</text:p>
      <text:p text:style-name="Standard"/>
      <text:p text:style-name="Standard">Step 5: Print Menu</text:p>
      <text:p text:style-name="Standard"/>
      <text:p text:style-name="Standard">Step6: Declare choice (int) and input values from user</text:p>
      <text:p text:style-name="Standard"/>
      <text:p text:style-name="Standard">Step7: Check if(choice!=6)</text:p>
      <text:p text:style-name="Standard"><text:s text:c="11"/>if true proceed to step 8 else go to step 9</text:p>
      <text:p text:style-name="Standard"/>
      <text:p text:style-name="Standard">Step 8: switch(choice){</text:p>
      <text:p text:style-name="Standard"><text:s text:c="13"/>case 1: call insertElement(1);break;</text:p>
      <text:p text:style-name="Standard"><text:s text:c="13"/>case 2: call<text:s/>insertElement(-1);break;</text:p>
      <text:p text:style-name="Standard"><text:s text:c="9"/><text:s text:c="4"/>case 3: call<text:s/>insertElement(0);break;</text:p>
      <text:p text:style-name="Standard"><text:s text:c="13"/>case 4: call delete_ele(); break;</text:p>
      <text:p text:style-name="P7"><text:s/>case<text:s/>5: call display(); break;</text:p>
      <text:p text:style-name="P8"><text:s/>case<text:s/>6: exit</text:p>
      <text:p text:style-name="Standard">default : Print “Enter a valid choice”</text:p>
      <text:p text:style-name="Standard">}</text:p>
      <text:p text:style-name="Standard"/>
      <text:p text:style-name="Standard">Step 9: Sto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nsertElement( ):</text:p>
      <text:p text:style-name="P10">Algo</text:p>
      <text:p text:style-name="P11"/>
      <text:p text:style-name="P12"/>
      <text:p text:style-name="Standard">InsertElement(int pos) <text:s/></text:p>
      <text:p text:style-name="Standard">Step 1. input ‘data’ to be inserted from the user.</text:p>
      <text:p text:style-name="Standard">Step 2. Allocate memory for a new Node* variable ‘n’ with data = data<text:s/></text:p>
      <text:p text:style-name="P13">Declare prev and next to NULL</text:p>
      <text:p text:style-name="Standard">Step 3. If (pos == 0), input the position from the user; if pos &lt;= 0, make pos = 1;</text:p>
      <text:soft-page-break/>
      <text:p text:style-name="Standard">Step 4. If (‘beg’ == NULL and ‘end’ == NULL), make beg = end = n;<text:s/></text:p>
      <text:p text:style-name="Standard">Step 5. Else If (pos == 1)execute :</text:p>
      <text:p text:style-name="P14">5.1<text:s/>beg-&gt;prev = n;<text:s/></text:p>
      <text:p text:style-name="P15"><text:s/>5.2<text:s/>n-&gt;next = beg;</text:p>
      <text:p text:style-name="P16"><text:s/>5.3<text:s/>beg = n;<text:s/></text:p>
      <text:p text:style-name="Standard">Step 6:<text:s/>Else,<text:s/></text:p>
      <text:p text:style-name="P17">6.1. Initialize struct Node* variable ‘temp’ as ‘beg’.<text:s/></text:p>
      <text:p text:style-name="P18">6.2. Initialize an int variable ‘count’ = 0.<text:s/></text:p>
      <text:p text:style-name="P19">6.3.<text:s/>While(temp != NULL)</text:p>
      <text:p text:style-name="P20">6.3.1<text:s/>count++;</text:p>
      <text:p text:style-name="P21"><text:s text:c="8"/><text:s/>If (count == pos),<text:s/></text:p>
      <text:p text:style-name="P22"><text:s text:c="9"/>break; temp = temp-&gt;next;</text:p>
      <text:p text:style-name="P23">6.4.<text:s/>If (temp!=NULL),<text:s/></text:p>
      <text:p text:style-name="P24">n-&gt;prev = temp-&gt;prev;</text:p>
      <text:p text:style-name="P25">temp-&gt;prev-&gt;next = n;</text:p>
      <text:p text:style-name="P26">n-&gt;next = temp;<text:s/></text:p>
      <text:p text:style-name="P27">temp-&gt;prev = n;<text:s/></text:p>
      <text:p text:style-name="P28">6.5<text:s/>Else,</text:p>
      <text:p text:style-name="P29"><text:s/>end-&gt;next = n;<text:s/></text:p>
      <text:p text:style-name="P30"><text:s/>n-&gt;prev = end;<text:s/></text:p>
      <text:p text:style-name="P31"><text:s/>end = n;<text:s/></text:p>
      <text:p text:style-name="Standard">Step<text:s/>7:<text:s/>Execute displayList().<text:s/></text:p>
      <text:p text:style-name="Standard">Step<text:s/>8:<text:s/>Stop</text:p>
      <text:p text:style-name="Standard"/>
      <text:p text:style-name="Standard"><text:span text:style-name="T32">DeleteElement() :</text:span><text:s/></text:p>
      <text:p text:style-name="P33">Algo</text:p>
      <text:p text:style-name="Standard"/>
      <text:p text:style-name="Standard">Step 1: If (‘beg’ == NULL and ‘end’ == NULL)</text:p>
      <text:p text:style-name="P34">Print “underflow”<text:s/></text:p>
      <text:p text:style-name="Standard">Step 2. Input the element to delete from the user as ‘ele’.<text:s/></text:p>
      <text:p text:style-name="Standard">Step 3. Initialize a struct Node* variable ‘temp’ with ‘beg’.<text:s/></text:p>
      <text:p text:style-name="Standard">Step 4. While ( temp != NULL) Do</text:p>
      <text:p text:style-name="P35">4.1. If(temp-&gt;data = ele)<text:s/></text:p>
      <text:p text:style-name="P36">4.1.1 If(temp == beg and temp == end)</text:p>
      <text:p text:style-name="P37">Set beg = end = NULL.<text:s/></text:p>
      <text:p text:style-name="P38">4.1.2 Else If (temp == beg)</text:p>
      <text:p text:style-name="P39"><text:s/>beg = beg-&gt;next;</text:p>
      <text:p text:style-name="P40"><text:s/>beg-&gt;prev = NULL;<text:s/></text:p>
      <text:p text:style-name="P41">4.1.3 Else If (tem == end)<text:s/></text:p>
      <text:p text:style-name="P42">end = end-&gt;prev;<text:s/></text:p>
      <text:p text:style-name="P43">end-&gt;next = NULL;</text:p>
      <text:p text:style-name="P44">4.1.4 Else</text:p>
      <text:p text:style-name="P45"><text:s/>temp-&gt;prev-&gt;next = temp-&gt;next;<text:s/></text:p>
      <text:p text:style-name="P46">temp-&gt;next-&gt;prev = temp-&gt;prev;<text:s/></text:p>
      <text:p text:style-name="P47">free ‘temp’ from memory and break.<text:s/></text:p>
      <text:p text:style-name="P48">4.2.<text:s/>Set<text:s/>temp = temp-&gt;next.<text:s/></text:p>
      <text:p text:style-name="Standard">Step<text:s/>5: Set<text:s/>temp = temp-&gt;next<text:s/></text:p>
      <text:p text:style-name="Standard">Step<text:s/>6:<text:s/>Stop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his Solomon</dc:creator>
    <meta:creation-date>2022-01-18T16:48:00Z</meta:creation-date>
    <dc:date>2022-01-18T12:33:00Z</dc:date>
    <meta:template xlink:href="Normal" xlink:type="simple"/>
    <meta:editing-cycles>5</meta:editing-cycles>
    <meta:editing-duration>PT2700S</meta:editing-duration>
    <meta:document-statistic meta:page-count="2" meta:paragraph-count="4" meta:word-count="345" meta:character-count="2312" meta:row-count="16" meta:non-whitespace-character-count="1971"/>
  </office:meta>
</office:document-meta>
</file>